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52.64pt"/>
    </style:style>
    <style:style style:name="co3" style:family="table-column">
      <style:table-column-properties fo:break-before="auto" style:column-width="55.59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101.91pt"/>
    </style:style>
    <style:style style:name="co6" style:family="table-column">
      <style:table-column-properties fo:break-before="auto" style:column-width="45.89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123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table table:name="Лист1_2" table:style-name="ta1" table:print="false">
        <table:shapes>
          <draw:frame draw:z-index="3" draw:style-name="gr1" draw:text-style-name="P1" svg:width="643.01pt" svg:height="452.92pt" svg:x="3282.18pt" svg:y="377.12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12.34pt" svg:height="401.92pt" svg:x="891.98pt" svg:y="2853.78pt">
            <loext:p draw:notify-on-update-of-ranges="Лист1_2.A13:Лист1_2.A13 Лист1_2.M13:Лист1_2.M13 Лист1_2.A39:Лист1_2.A39 Лист1_2.M39:Лист1_2.M39 Лист1_2.A65:Лист1_2.A65 Лист1_2.M65:Лист1_2.M65 Лист1_2.A95:Лист1_2.A95 Лист1_2.M95:Лист1_2.M9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686.69pt" svg:height="409.61pt" svg:x="1249.68pt" svg:y="777.86pt">
            <loext:p draw:notify-on-update-of-ranges="Лист1_2.A7:Лист1_2.A7 Лист1_2.N7:Лист1_2.N7 Лист1_2.A34:Лист1_2.A34 Лист1_2.N34:Лист1_2.N34 Лист1_2.A61:Лист1_2.A61 Лист1_2.N61:Лист1_2.N61 Лист1_2.A88:Лист1_2.A88 Лист1_2.N88:Лист1_2.N8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686.89pt" svg:height="409.69pt" svg:x="1116.28pt" svg:y="152.76pt">
            <loext:p draw:notify-on-update-of-ranges="Лист1_2.A17:Лист1_2.A17 Лист1_2.J17:Лист1_2.J17 Лист1_2.A50:Лист1_2.A50 Лист1_2.J50:Лист1_2.J50 Лист1_2.A77:Лист1_2.A77 Лист1_2.J77:Лист1_2.J77 Лист1_2.A97:Лист1_2.A97 Лист1_2.J97:Лист1_2.J9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686.89pt" svg:height="409.69pt" svg:x="551.42pt" svg:y="127.19pt">
            <loext:p draw:notify-on-update-of-ranges="Лист1_2.A7:Лист1_2.A7 Лист1_2.P7:Лист1_2.P7 Лист1_2.A34:Лист1_2.A34 Лист1_2.P34:Лист1_2.P34 Лист1_2.A61:Лист1_2.A61 Лист1_2.P61:Лист1_2.P61 Лист1_2.A88:Лист1_2.A88 Лист1_2.P88:Лист1_2.P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8" table:number-columns-repeated="4" table:default-cell-style-name="Default"/>
        <table:table-column table:style-name="co9" table:number-columns-repeated="12" table:default-cell-style-name="Default"/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Cyb</text:p>
          </table:table-cell>
          <table:table-cell office:value-type="string" calcext:value-type="string">
            <text:p>&lt;==</text:p>
          </table:table-cell>
          <table:table-cell table:number-columns-repeated="6"/>
          <table:table-cell office:value-type="string" calcext:value-type="string">
            <text:p>FFT1D flops</text:p>
          </table:table-cell>
          <table:table-cell table:number-columns-repeated="7"/>
          <table:table-cell office:value-type="string" calcext:value-type="string">
            <text:p>N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frac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Mbyte/step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15"/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0.05" calcext:value-type="float">
            <text:p>0.05</text:p>
          </table:table-cell>
          <table:table-cell office:value-type="float" office:value="48" calcext:value-type="float">
            <text:p>48</text:p>
          </table:table-cell>
          <table:table-cell table:style-name="ce4" table:formula="of:=[.R2]*[.S2]*[.T2]*[.U2]*[.V2]*[.W2]/1024/1024" office:value-type="float" office:value="720" calcext:value-type="float">
            <text:p>7.20E+02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92.61" calcext:value-type="float">
            <text:p>92.61</text:p>
          </table:table-cell>
          <table:table-cell table:number-columns-repeated="2" office:value-type="float" office:value="4516.97" calcext:value-type="float">
            <text:p>4516.9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7]/[.E7]" office:value-type="float" office:value="1.88207083333333" calcext:value-type="float">
            <text:p>1.882</text:p>
          </table:table-cell>
          <table:table-cell/>
          <table:table-cell office:value-type="float" office:value="2" calcext:value-type="float">
            <text:p>2</text:p>
          </table:table-cell>
          <table:table-cell table:formula="of:=2500000*500" office:value-type="float" office:value="1250000000" calcext:value-type="float">
            <text:p>1250000000</text:p>
          </table:table-cell>
          <table:table-cell/>
          <table:table-cell table:style-name="ce3" table:formula="of:=[.K7]*2500000*440/[.I7]/1000000000" office:value-type="float" office:value="1.16892518657419" calcext:value-type="float">
            <text:p>1.17</text:p>
          </table:table-cell>
          <table:table-cell table:style-name="ce3" office:value-type="string" calcext:value-type="string">
            <text:p>GFLOPS</text:p>
          </table:table-cell>
          <table:table-cell table:style-name="ce3" table:formula="of:=[.K7]*2500000*576/[.I7]/1000000000" office:value-type="float" office:value="1.53022933515166" calcext:value-type="float">
            <text:p>1.53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4633.44" calcext:value-type="float">
            <text:p>4633.44</text:p>
          </table:table-cell>
          <table:table-cell office:value-type="float" office:value="116.47" calcext:value-type="float">
            <text:p>116.4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]/[.E8]" office:value-type="float" office:value="0.0485291666666667" calcext:value-type="float">
            <text:p>0.04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1998</text:p>
          </table:table-cell>
          <table:table-cell office:value-type="float" office:value="4730.09" calcext:value-type="float">
            <text:p>4730.09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267517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]/[.E9]" office:value-type="float" office:value="0.000000361284651515553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4792.95" calcext:value-type="float">
            <text:p>4792.95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10]/[.E10]" office:value-type="float" office:value="0.052375" calcext:value-type="float">
            <text:p>0.0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57" calcext:value-type="float">
            <text:p>0.57</text:p>
          </table:table-cell>
          <table:table-cell office:value-type="float" office:value="4820.96" calcext:value-type="float">
            <text:p>4820.96</text:p>
          </table:table-cell>
          <table:table-cell office:value-type="float" office:value="28.01" calcext:value-type="float">
            <text:p>28.01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01,04,1988</text:p>
          </table:table-cell>
          <table:table-cell office:value-type="string" calcext:value-type="string">
            <text:p>MAIN__</text:p>
          </table:table-cell>
          <table:table-cell table:formula="of:=[.D11]/[.E11]" office:value-type="float" office:value="28.01" calcext:value-type="float">
            <text:p>28.0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6" calcext:value-type="float">
            <text:p>0.36</text:p>
          </table:table-cell>
          <table:table-cell office:value-type="float" office:value="4838.62" calcext:value-type="float">
            <text:p>4838.62</text:p>
          </table:table-cell>
          <table:table-cell office:value-type="float" office:value="17.66" calcext:value-type="float">
            <text:p>17.6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12]/[.E12]" office:value-type="float" office:value="0.0147166666666667" calcext:value-type="float">
            <text:p>0.0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32" calcext:value-type="float">
            <text:p>0.32</text:p>
          </table:table-cell>
          <table:table-cell office:value-type="float" office:value="4854.32" calcext:value-type="float">
            <text:p>4854.32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13]/[.E13]" office:value-type="float" office:value="0.00654166666666667" calcext:value-type="float">
            <text:p>0.007</text:p>
          </table:table-cell>
          <table:table-cell table:number-columns-repeated="3"/>
          <table:table-cell table:formula="of:=720/[.I13]/1024" office:value-type="float" office:value="107.484076433121" calcext:value-type="float">
            <text:p>107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58.86" calcext:value-type="float">
            <text:p>4858.86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14]/[.E14]" office:value-type="float" office:value="0.00378333333333333" calcext:value-type="float">
            <text:p>0.0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9" calcext:value-type="float">
            <text:p>0.09</text:p>
          </table:table-cell>
          <table:table-cell office:value-type="float" office:value="4863.24" calcext:value-type="float">
            <text:p>4863.24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15]/[.E15]" office:value-type="float" office:value="0.438" calcext:value-type="float">
            <text:p>0.4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7" calcext:value-type="float">
            <text:p>0.07</text:p>
          </table:table-cell>
          <table:table-cell office:value-type="float" office:value="4866.47" calcext:value-type="float">
            <text:p>4866.47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16]/[.E16]" office:value-type="float" office:value="0.0576785714285714" calcext:value-type="float">
            <text:p>0.0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6" calcext:value-type="float">
            <text:p>0.06</text:p>
          </table:table-cell>
          <table:table-cell office:value-type="float" office:value="4869.36" calcext:value-type="float">
            <text:p>4869.3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866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17]/[.E17]" office:value-type="float" office:value="0.00000333545694606024" calcext:value-type="float">
            <text:p>0.000</text:p>
          </table:table-cell>
          <table:table-cell table:formula="of:=1190/[.I17]/1000000000" office:value-type="float" office:value="0.356772705882353" calcext:value-type="float">
            <text:p>0.3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5" calcext:value-type="float">
            <text:p>0.05</text:p>
          </table:table-cell>
          <table:table-cell office:value-type="float" office:value="4871.8" calcext:value-type="float">
            <text:p>4871.8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8]/[.E18]" office:value-type="float" office:value="0.00204166666666667" calcext:value-type="float">
            <text:p>0.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4" calcext:value-type="float">
            <text:p>0.04</text:p>
          </table:table-cell>
          <table:table-cell office:value-type="float" office:value="4873.66" calcext:value-type="float">
            <text:p>4873.66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9]/[.E19]" office:value-type="float" office:value="0.00155" calcext:value-type="float">
            <text:p>0.0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2" calcext:value-type="float">
            <text:p>0.02</text:p>
          </table:table-cell>
          <table:table-cell office:value-type="float" office:value="4874.54" calcext:value-type="float">
            <text:p>4874.5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_</text:p>
          </table:table-cell>
          <table:table-cell table:formula="of:=[.D20]/[.E20]" office:value-type="float" office:value="0.22" calcext:value-type="float">
            <text:p>0.2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25" calcext:value-type="float">
            <text:p>4875.25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21]/[.E21]" office:value-type="float" office:value="0.0591666666666667" calcext:value-type="float">
            <text:p>0.0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5.75" calcext:value-type="float">
            <text:p>4875.7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22]/[.E22]" office:value-type="float" office:value="0.0625" calcext:value-type="float">
            <text:p>0.063</text:p>
          </table:table-cell>
          <table:table-cell table:number-columns-repeated="15"/>
          <table:table-cell>
            <draw:frame table:end-cell-address="Лист1_2.AH56" table:end-x="13.86pt" table:end-y="1.73pt" draw:z-index="1" draw:style-name="gr2" draw:text-style-name="P2" svg:width="584.93pt" svg:height="433.5pt" svg:x="4.99pt" svg:y="3.49pt">
              <loext:p draw:notify-on-update-of-ranges="Лист1_2.A17:Лист1_2.A17 Лист1_2.I17:Лист1_2.I17 Лист1_2.A50:Лист1_2.A50 Лист1_2.I50:Лист1_2.I50 Лист1_2.A77:Лист1_2.A77 Лист1_2.I77:Лист1_2.I77 Лист1_2.A97:Лист1_2.A97 Лист1_2.I97:Лист1_2.I9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02" calcext:value-type="float">
            <text:p>4876.02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23]/[.E23]" office:value-type="float" office:value="0.0225" calcext:value-type="float">
            <text:p>0.0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28" calcext:value-type="float">
            <text:p>4876.28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_</text:p>
          </table:table-cell>
          <table:table-cell table:formula="of:=[.D24]/[.E24]" office:value-type="float" office:value="0.26" calcext:value-type="float">
            <text:p>0.2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.01" calcext:value-type="float">
            <text:p>0.01</text:p>
          </table:table-cell>
          <table:table-cell office:value-type="float" office:value="4876.54" calcext:value-type="float">
            <text:p>4876.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cos</text:p>
          </table:table-cell>
          <table:table-cell table:number-columns-repeated="3"/>
          <table:table-cell table:formula="of:=[.D25]/[.E25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Cyberia</text:p>
          </table:table-cell>
          <table:table-cell office:value-type="float" office:value="0" calcext:value-type="float">
            <text:p>0</text:p>
          </table:table-cell>
          <table:table-cell office:value-type="float" office:value="4876.75" calcext:value-type="float">
            <text:p>4876.7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96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05dde_</text:p>
          </table:table-cell>
          <table:table-cell table:formula="of:=[.D26]/[.E26]" office:value-type="float" office:value="0.000000106813153276875" calcext:value-type="float">
            <text:p>0.000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27]/[.E2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JSCC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28]/[.E2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29]/[.E2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30]/[.E3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31]/[.E31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32]/[.E32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33]/[.E33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65.19" calcext:value-type="float">
            <text:p>65.19</text:p>
          </table:table-cell>
          <table:table-cell table:number-columns-repeated="2" office:value-type="float" office:value="13125.22" calcext:value-type="float">
            <text:p>13125.22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34]/[.E34]" office:value-type="float" office:value="0.878058603157613" calcext:value-type="float">
            <text:p>0.8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[.K34]*2500000*440/[.I34]/1000000000" office:value-type="float" office:value="5.0110550527915" calcext:value-type="float">
            <text:p>5.01</text:p>
          </table:table-cell>
          <table:table-cell table:style-name="ce3" office:value-type="string" calcext:value-type="string">
            <text:p>GFLOPS</text:p>
          </table:table-cell>
          <table:table-cell table:style-name="ce3" table:formula="of:=[.K34]*2500000*576/[.I34]/1000000000" office:value-type="float" office:value="6.55992661456341" calcext:value-type="float">
            <text:p>6.56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22.87" calcext:value-type="float">
            <text:p>22.87</text:p>
          </table:table-cell>
          <table:table-cell office:value-type="float" office:value="17729.17" calcext:value-type="float">
            <text:p>17729.17</text:p>
          </table:table-cell>
          <table:table-cell office:value-type="float" office:value="4603.95" calcext:value-type="float">
            <text:p>4603.95</text:p>
          </table:table-cell>
          <table:table-cell office:value-type="string" calcext:value-type="string">
            <text:p>2811821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35]/[.E35]" office:value-type="float" office:value="0.00000163735503307819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4,2017</text:p>
          </table:table-cell>
          <table:table-cell office:value-type="float" office:value="18568.78" calcext:value-type="float">
            <text:p>18568.78</text:p>
          </table:table-cell>
          <table:table-cell office:value-type="float" office:value="839.61" calcext:value-type="float">
            <text:p>839.61</text:p>
          </table:table-cell>
          <table:table-cell office:value-type="string" calcext:value-type="string">
            <text:p>14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36]/[.E36]" office:value-type="float" office:value="0.0561687182231737" calcext:value-type="float">
            <text:p>0.0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2,2022</text:p>
          </table:table-cell>
          <table:table-cell office:value-type="float" office:value="19016.37" calcext:value-type="float">
            <text:p>19016.37</text:p>
          </table:table-cell>
          <table:table-cell office:value-type="float" office:value="447.6" calcext:value-type="float">
            <text:p>447.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37]/[.E37]" office:value-type="float" office:value="0.0598956242472902" calcext:value-type="float">
            <text:p>0.0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table:style-name="ce1" office:value-type="string" calcext:value-type="string">
            <text:p>01,01,1974</text:p>
          </table:table-cell>
          <table:table-cell office:value-type="float" office:value="19367.65" calcext:value-type="float">
            <text:p>19367.65</text:p>
          </table:table-cell>
          <table:table-cell office:value-type="float" office:value="351.27" calcext:value-type="float">
            <text:p>351.27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38]/[.E38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8" calcext:value-type="float">
            <text:p>0.8</text:p>
          </table:table-cell>
          <table:table-cell office:value-type="float" office:value="19528.58" calcext:value-type="float">
            <text:p>19528.58</text:p>
          </table:table-cell>
          <table:table-cell office:value-type="float" office:value="160.93" calcext:value-type="float">
            <text:p>160.93</text:p>
          </table:table-cell>
          <table:table-cell office:value-type="string" calcext:value-type="string">
            <text:p>14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39]/[.E39]" office:value-type="float" office:value="0.0107667090386031" calcext:value-type="float">
            <text:p>0.011</text:p>
          </table:table-cell>
          <table:table-cell table:number-columns-repeated="3"/>
          <table:table-cell table:formula="of:=720/[.I39]/1024" office:value-type="float" office:value="65.3054705462" calcext:value-type="float">
            <text:p>65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67" calcext:value-type="float">
            <text:p>0.67</text:p>
          </table:table-cell>
          <table:table-cell office:value-type="float" office:value="19663.15" calcext:value-type="float">
            <text:p>19663.15</text:p>
          </table:table-cell>
          <table:table-cell office:value-type="float" office:value="134.57" calcext:value-type="float">
            <text:p>134.57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40]/[.E40]" office:value-type="float" office:value="0.0180074936437843" calcext:value-type="float">
            <text:p>0.0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54" calcext:value-type="float">
            <text:p>0.54</text:p>
          </table:table-cell>
          <table:table-cell office:value-type="float" office:value="19772.29" calcext:value-type="float">
            <text:p>19772.29</text:p>
          </table:table-cell>
          <table:table-cell office:value-type="float" office:value="109.14" calcext:value-type="float">
            <text:p>109.14</text:p>
          </table:table-cell>
          <table:table-cell office:value-type="string" calcext:value-type="string">
            <text:p>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41]/[.E41]" office:value-type="float" office:value="0.0146026224244046" calcext:value-type="float">
            <text:p>0.0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39" calcext:value-type="float">
            <text:p>0.39</text:p>
          </table:table-cell>
          <table:table-cell office:value-type="float" office:value="19851.47" calcext:value-type="float">
            <text:p>19851.47</text:p>
          </table:table-cell>
          <table:table-cell office:value-type="float" office:value="79.18" calcext:value-type="float">
            <text:p>79.18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42]/[.E42]" office:value-type="float" office:value="0.0105954770507159" calcext:value-type="float">
            <text:p>0.01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8" calcext:value-type="float">
            <text:p>0.28</text:p>
          </table:table-cell>
          <table:table-cell office:value-type="float" office:value="19908.73" calcext:value-type="float">
            <text:p>19908.73</text:p>
          </table:table-cell>
          <table:table-cell office:value-type="float" office:value="57.26" calcext:value-type="float">
            <text:p>57.26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43]/[.E43]" office:value-type="float" office:value="0.00766225076943664" calcext:value-type="float">
            <text:p>0.0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3" calcext:value-type="float">
            <text:p>0.23</text:p>
          </table:table-cell>
          <table:table-cell office:value-type="float" office:value="19954.97" calcext:value-type="float">
            <text:p>19954.97</text:p>
          </table:table-cell>
          <table:table-cell office:value-type="float" office:value="46.24" calcext:value-type="float">
            <text:p>46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44]/[.E44]" office:value-type="float" office:value="0.00618760872474241" calcext:value-type="float">
            <text:p>0.0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2" calcext:value-type="float">
            <text:p>0.2</text:p>
          </table:table-cell>
          <table:table-cell office:value-type="float" office:value="19995.26" calcext:value-type="float">
            <text:p>19995.26</text:p>
          </table:table-cell>
          <table:table-cell office:value-type="float" office:value="40.29" calcext:value-type="float">
            <text:p>40.29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45]/[.E45]" office:value-type="float" office:value="0.00539140907266158" calcext:value-type="float">
            <text:p>0.0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4" calcext:value-type="float">
            <text:p>0.14</text:p>
          </table:table-cell>
          <table:table-cell office:value-type="float" office:value="20023.34" calcext:value-type="float">
            <text:p>20023.34</text:p>
          </table:table-cell>
          <table:table-cell office:value-type="float" office:value="28.08" calcext:value-type="float">
            <text:p>28.0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9.78" calcext:value-type="float">
            <text:p>19.78</text:p>
          </table:table-cell>
          <table:table-cell office:value-type="string" calcext:value-type="string">
            <text:p>MAIN__</text:p>
          </table:table-cell>
          <table:table-cell table:formula="of:=[.D46]/[.E46]" office:value-type="float" office:value="28.08" calcext:value-type="float">
            <text:p>28.0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1" calcext:value-type="float">
            <text:p>0.11</text:p>
          </table:table-cell>
          <table:table-cell office:value-type="float" office:value="20045.49" calcext:value-type="float">
            <text:p>20045.4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47]/[.E47]" office:value-type="float" office:value="0.00296400374682189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1" calcext:value-type="float">
            <text:p>0.1</text:p>
          </table:table-cell>
          <table:table-cell office:value-type="float" office:value="20064.73" calcext:value-type="float">
            <text:p>20064.73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48]/[.E48]" office:value-type="float" office:value="0.00257460190017396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9" calcext:value-type="float">
            <text:p>0.09</text:p>
          </table:table-cell>
          <table:table-cell office:value-type="float" office:value="20083.35" calcext:value-type="float">
            <text:p>20083.35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49]/[.E49]" office:value-type="float" office:value="0.4655" calcext:value-type="float">
            <text:p>0.4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6" calcext:value-type="float">
            <text:p>0.06</text:p>
          </table:table-cell>
          <table:table-cell office:value-type="float" office:value="20094.97" calcext:value-type="float">
            <text:p>20094.9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4115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50]/[.E50]" office:value-type="float" office:value="0.00000282338442638645" calcext:value-type="float">
            <text:p>0.000</text:p>
          </table:table-cell>
          <table:table-cell table:formula="of:=1190/[.I50]/1000000000" office:value-type="float" office:value="0.421479975903614" calcext:value-type="float">
            <text:p>0.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4" calcext:value-type="float">
            <text:p>0.04</text:p>
          </table:table-cell>
          <table:table-cell office:value-type="float" office:value="20103.47" calcext:value-type="float">
            <text:p>20103.47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73937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51]/[.E51]" office:value-type="float" office:value="0.0000000310289823837151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3" calcext:value-type="float">
            <text:p>0.03</text:p>
          </table:table-cell>
          <table:table-cell office:value-type="float" office:value="20110.02" calcext:value-type="float">
            <text:p>20110.02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48615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52]/[.E52]" office:value-type="float" office:value="0.000000134730967250481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ВС-100К</text:p>
          </table:table-cell>
          <table:table-cell office:value-type="float" office:value="0.02" calcext:value-type="float">
            <text:p>0.02</text:p>
          </table:table-cell>
          <table:table-cell office:value-type="float" office:value="20114.55" calcext:value-type="float">
            <text:p>20114.55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53]/[.E53]" office:value-type="float" office:value="0.0794736842105263" calcext:value-type="float">
            <text:p>0.079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54]/[.E54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M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55]/[.E5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56]/[.E5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57]/[.E5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58]/[.E58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59]/[.E59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60]/[.E60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66.66" calcext:value-type="float">
            <text:p>66.66</text:p>
          </table:table-cell>
          <table:table-cell table:number-columns-repeated="2" office:value-type="float" office:value="13530.07" calcext:value-type="float">
            <text:p>13530.07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61]/[.E61]" office:value-type="float" office:value="0.4228146875" calcext:value-type="float">
            <text:p>0.42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" table:formula="of:=2500000*440*[.K61]/[.I61]/1000000000" office:value-type="float" office:value="10.406450225313" calcext:value-type="float">
            <text:p>10.41</text:p>
          </table:table-cell>
          <table:table-cell office:value-type="string" calcext:value-type="string">
            <text:p>GFLOPS</text:p>
          </table:table-cell>
          <table:table-cell table:style-name="ce3" table:formula="of:=2500000*576*[.K61]/[.I61]/1000000000" office:value-type="float" office:value="13.6229893858642" calcext:value-type="float">
            <text:p>13.62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23.38" calcext:value-type="float">
            <text:p>23.38</text:p>
          </table:table-cell>
          <table:table-cell office:value-type="float" office:value="18275.51" calcext:value-type="float">
            <text:p>18275.51</text:p>
          </table:table-cell>
          <table:table-cell office:value-type="float" office:value="4745.43" calcext:value-type="float">
            <text:p>4745.43</text:p>
          </table:table-cell>
          <table:table-cell office:value-type="string" calcext:value-type="string">
            <text:p>835543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62]/[.E62]" office:value-type="float" office:value="0.000000567945282980248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1,03,1994</text:p>
          </table:table-cell>
          <table:table-cell office:value-type="float" office:value="19074.79" calcext:value-type="float">
            <text:p>19074.79</text:p>
          </table:table-cell>
          <table:table-cell office:value-type="float" office:value="799.28" calcext:value-type="float">
            <text:p>799.28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63]/[.E63]" office:value-type="float" office:value="0.0249775" calcext:value-type="float">
            <text:p>0.0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table:style-name="ce1" office:value-type="string" calcext:value-type="string">
            <text:p>02,10,2009</text:p>
          </table:table-cell>
          <table:table-cell office:value-type="float" office:value="19500.28" calcext:value-type="float">
            <text:p>19500.28</text:p>
          </table:table-cell>
          <table:table-cell office:value-type="float" office:value="425.5" calcext:value-type="float">
            <text:p>425.5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64]/[.E64]" office:value-type="float" office:value="0.02659375" calcext:value-type="float">
            <text:p>0.0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84" calcext:value-type="float">
            <text:p>0.84</text:p>
          </table:table-cell>
          <table:table-cell office:value-type="float" office:value="19669.8" calcext:value-type="float">
            <text:p>19669.8</text:p>
          </table:table-cell>
          <table:table-cell office:value-type="float" office:value="169.52" calcext:value-type="float">
            <text:p>169.52</text:p>
          </table:table-cell>
          <table:table-cell office:value-type="string" calcext:value-type="string">
            <text:p>3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65]/[.E65]" office:value-type="float" office:value="0.0052975" calcext:value-type="float">
            <text:p>0.005</text:p>
          </table:table-cell>
          <table:table-cell table:number-columns-repeated="3"/>
          <table:table-cell table:formula="of:=720/[.I65]/1024" office:value-type="float" office:value="132.727701746107" calcext:value-type="float">
            <text:p>132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62" calcext:value-type="float">
            <text:p>0.62</text:p>
          </table:table-cell>
          <table:table-cell office:value-type="float" office:value="19795.65" calcext:value-type="float">
            <text:p>19795.65</text:p>
          </table:table-cell>
          <table:table-cell office:value-type="float" office:value="125.84" calcext:value-type="float">
            <text:p>125.8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reducep_</text:p>
          </table:table-cell>
          <table:table-cell table:formula="of:=[.D66]/[.E66]" office:value-type="float" office:value="0.007865" calcext:value-type="float">
            <text:p>0.0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47" calcext:value-type="float">
            <text:p>0.47</text:p>
          </table:table-cell>
          <table:table-cell office:value-type="float" office:value="19890.88" calcext:value-type="float">
            <text:p>19890.88</text:p>
          </table:table-cell>
          <table:table-cell office:value-type="float" office:value="95.23" calcext:value-type="float">
            <text:p>95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1_</text:p>
          </table:table-cell>
          <table:table-cell table:formula="of:=[.D67]/[.E67]" office:value-type="float" office:value="0.005951875" calcext:value-type="float">
            <text:p>0.0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34" calcext:value-type="float">
            <text:p>0.34</text:p>
          </table:table-cell>
          <table:table-cell office:value-type="float" office:value="19959.92" calcext:value-type="float">
            <text:p>19959.92</text:p>
          </table:table-cell>
          <table:table-cell office:value-type="float" office:value="69.04" calcext:value-type="float">
            <text:p>69.04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e_</text:p>
          </table:table-cell>
          <table:table-cell table:formula="of:=[.D68]/[.E68]" office:value-type="float" office:value="0.004315" calcext:value-type="float">
            <text:p>0.0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5" calcext:value-type="float">
            <text:p>0.25</text:p>
          </table:table-cell>
          <table:table-cell office:value-type="float" office:value="20010.15" calcext:value-type="float">
            <text:p>20010.15</text:p>
          </table:table-cell>
          <table:table-cell office:value-type="float" office:value="50.23" calcext:value-type="float">
            <text:p>50.2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69]/[.E69]" office:value-type="float" office:value="0.003139375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4" calcext:value-type="float">
            <text:p>0.24</text:p>
          </table:table-cell>
          <table:table-cell office:value-type="float" office:value="20058.43" calcext:value-type="float">
            <text:p>20058.43</text:p>
          </table:table-cell>
          <table:table-cell office:value-type="float" office:value="48.28" calcext:value-type="float">
            <text:p>48.28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70]/[.E70]" office:value-type="float" office:value="0.0030175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04.75" calcext:value-type="float">
            <text:p>20104.75</text:p>
          </table:table-cell>
          <table:table-cell office:value-type="float" office:value="46.32" calcext:value-type="float">
            <text:p>46.32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71]/[.E71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23" calcext:value-type="float">
            <text:p>0.23</text:p>
          </table:table-cell>
          <table:table-cell office:value-type="float" office:value="20150.66" calcext:value-type="float">
            <text:p>20150.66</text:p>
          </table:table-cell>
          <table:table-cell office:value-type="float" office:value="45.91" calcext:value-type="float">
            <text:p>45.91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mh2_</text:p>
          </table:table-cell>
          <table:table-cell table:formula="of:=[.D72]/[.E72]" office:value-type="float" office:value="0.002869375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5" calcext:value-type="float">
            <text:p>0.15</text:p>
          </table:table-cell>
          <table:table-cell office:value-type="float" office:value="20180.34" calcext:value-type="float">
            <text:p>20180.34</text:p>
          </table:table-cell>
          <table:table-cell office:value-type="float" office:value="29.68" calcext:value-type="float">
            <text:p>29.68</text:p>
          </table:table-cell>
          <table:table-cell office:value-type="string" calcext:value-type="string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MAIN__</text:p>
          </table:table-cell>
          <table:table-cell table:formula="of:=[.D73]/[.E73]" office:value-type="float" office:value="29.68" calcext:value-type="float">
            <text:p>29.6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11" calcext:value-type="float">
            <text:p>0.11</text:p>
          </table:table-cell>
          <table:table-cell office:value-type="float" office:value="20202.81" calcext:value-type="float">
            <text:p>20202.81</text:p>
          </table:table-cell>
          <table:table-cell office:value-type="float" office:value="22.47" calcext:value-type="float">
            <text:p>22.47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74]/[.E74]" office:value-type="float" office:value="0.001404375" calcext:value-type="float">
            <text:p>0.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9" calcext:value-type="float">
            <text:p>0.09</text:p>
          </table:table-cell>
          <table:table-cell office:value-type="float" office:value="20220.94" calcext:value-type="float">
            <text:p>20220.94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75]/[.E75]" office:value-type="float" office:value="0.001133125" calcext:value-type="float">
            <text:p>0.0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8" calcext:value-type="float">
            <text:p>0.08</text:p>
          </table:table-cell>
          <table:table-cell office:value-type="float" office:value="20237.13" calcext:value-type="float">
            <text:p>20237.13</text:p>
          </table:table-cell>
          <table:table-cell office:value-type="float" office:value="16.19" calcext:value-type="float">
            <text:p>16.19</text:p>
          </table:table-cell>
          <table:table-cell office:value-type="string" calcext:value-type="string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76]/[.E76]" office:value-type="float" office:value="0.192738095238095" calcext:value-type="float">
            <text:p>0.1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7" calcext:value-type="float">
            <text:p>0.07</text:p>
          </table:table-cell>
          <table:table-cell office:value-type="float" office:value="20251.46" calcext:value-type="float">
            <text:p>20251.46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888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tc_</text:p>
          </table:table-cell>
          <table:table-cell table:formula="of:=[.D77]/[.E77]" office:value-type="float" office:value="0.00000161354031688896" calcext:value-type="float">
            <text:p>0.000</text:p>
          </table:table-cell>
          <table:table-cell table:formula="of:=1190/[.I77]/1000000000" office:value-type="float" office:value="0.737508686671319" calcext:value-type="float">
            <text:p>0.7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61.59" calcext:value-type="float">
            <text:p>20261.59</text:p>
          </table:table-cell>
          <table:table-cell office:value-type="float" office:value="10.13" calcext:value-type="float">
            <text:p>10.13</text:p>
          </table:table-cell>
          <table:table-cell office:value-type="string" calcext:value-type="string">
            <text:p>59110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tj_</text:p>
          </table:table-cell>
          <table:table-cell table:formula="of:=[.D78]/[.E78]" office:value-type="float" office:value="0.0000000171374423007863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5" calcext:value-type="float">
            <text:p>0.05</text:p>
          </table:table-cell>
          <table:table-cell office:value-type="float" office:value="20271" calcext:value-type="float">
            <text:p>20271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27973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lpart_</text:p>
          </table:table-cell>
          <table:table-cell table:formula="of:=[.D79]/[.E79]" office:value-type="float" office:value="0.0000000336393709363278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СКИФ-МГУ</text:p>
          </table:table-cell>
          <table:table-cell office:value-type="float" office:value="0.03" calcext:value-type="float">
            <text:p>0.03</text:p>
          </table:table-cell>
          <table:table-cell office:value-type="float" office:value="20276.14" calcext:value-type="float">
            <text:p>20276.14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80]/[.E80]" office:value-type="float" office:value="0.0417886178861789" calcext:value-type="float">
            <text:p>0.042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81]/[.E8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outpNSU</text:p>
          </table:table-cell>
          <table:table-cell office:value-type="string" calcext:value-type="string">
            <text:p>&lt;==</text:p>
          </table:table-cell>
          <table:table-cell table:number-columns-repeated="5"/>
          <table:table-cell table:formula="of:=[.D82]/[.E82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profile:</text:p>
          </table:table-cell>
          <table:table-cell table:number-columns-repeated="6"/>
          <table:table-cell table:formula="of:=[.D83]/[.E8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84]/[.E84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a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econds,</text:p>
          </table:table-cell>
          <table:table-cell table:number-columns-repeated="2"/>
          <table:table-cell table:formula="of:=[.D85]/[.E85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[.D86]/[.E86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Ks/call</text:p>
          </table:table-cell>
          <table:table-cell office:value-type="string" calcext:value-type="string">
            <text:p>name</text:p>
          </table:table-cell>
          <table:table-cell table:formula="of:=[.D87]/[.E87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85.44" calcext:value-type="float">
            <text:p>85.44</text:p>
          </table:table-cell>
          <table:table-cell table:number-columns-repeated="2" office:value-type="float" office:value="23925.38" calcext:value-type="float">
            <text:p>23925.38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ve3_</text:p>
          </table:table-cell>
          <table:table-cell table:formula="of:=[.D88]/[.E88]" office:value-type="float" office:value="1.196269" calcext:value-type="float">
            <text:p>1.1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K88]*2500000*440/1000000000/[.I88]" office:value-type="float" office:value="3.67810250035736" calcext:value-type="float">
            <text:p>3.68</text:p>
          </table:table-cell>
          <table:table-cell office:value-type="string" calcext:value-type="string">
            <text:p>GFLOPS</text:p>
          </table:table-cell>
          <table:table-cell table:style-name="ce3" table:formula="of:=[.K88]*2500000*576/1000000000/[.I88]" office:value-type="float" office:value="4.81497054592236" calcext:value-type="float">
            <text:p>4.81</text:p>
          </table:table-cell>
          <table:table-cell office:value-type="string" calcext:value-type="string">
            <text:p>GB/se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4,1952</text:p>
          </table:table-cell>
          <table:table-cell office:value-type="float" office:value="25192.36" calcext:value-type="float">
            <text:p>25192.36</text:p>
          </table:table-cell>
          <table:table-cell office:value-type="float" office:value="1266.97" calcext:value-type="float">
            <text:p>1266.97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_d_</text:p>
          </table:table-cell>
          <table:table-cell table:formula="of:=[.D89]/[.E89]" office:value-type="float" office:value="0.0633485" calcext:value-type="float">
            <text:p>0.0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2,1939</text:p>
          </table:table-cell>
          <table:table-cell office:value-type="float" office:value="25860.33" calcext:value-type="float">
            <text:p>25860.33</text:p>
          </table:table-cell>
          <table:table-cell office:value-type="float" office:value="667.97" calcext:value-type="float">
            <text:p>667.97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nergy_</text:p>
          </table:table-cell>
          <table:table-cell table:formula="of:=[.D90]/[.E90]" office:value-type="float" office:value="0.066797" calcext:value-type="float">
            <text:p>0.0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9</text:p>
          </table:table-cell>
          <table:table-cell office:value-type="float" office:value="26220.2" calcext:value-type="float">
            <text:p>26220.2</text:p>
          </table:table-cell>
          <table:table-cell office:value-type="float" office:value="359.87" calcext:value-type="float">
            <text:p>359.87</text:p>
          </table:table-cell>
          <table:table-cell office:value-type="string" calcext:value-type="string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27.63" calcext:value-type="float">
            <text:p>27.63</text:p>
          </table:table-cell>
          <table:table-cell office:value-type="string" calcext:value-type="string">
            <text:p>MAIN__</text:p>
          </table:table-cell>
          <table:table-cell table:formula="of:=[.D91]/[.E91]" office:value-type="float" office:value="359.87" calcext:value-type="float">
            <text:p>359.8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28</text:p>
          </table:table-cell>
          <table:table-cell office:value-type="float" office:value="26577.75" calcext:value-type="float">
            <text:p>26577.75</text:p>
          </table:table-cell>
          <table:table-cell office:value-type="float" office:value="357.55" calcext:value-type="float">
            <text:p>357.55</text:p>
          </table:table-cell>
          <table:table-cell office:value-type="string" calcext:value-type="string">
            <text:p>__intel_new_memcpy</text:p>
          </table:table-cell>
          <table:table-cell table:number-columns-repeated="3"/>
          <table:table-cell table:formula="of:=[.D92]/[.E92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table:style-name="ce1" office:value-type="string" calcext:value-type="string">
            <text:p>01,01,2017</text:p>
          </table:table-cell>
          <table:table-cell office:value-type="float" office:value="26906.25" calcext:value-type="float">
            <text:p>26906.25</text:p>
          </table:table-cell>
          <table:table-cell office:value-type="float" office:value="328.51" calcext:value-type="float">
            <text:p>328.51</text:p>
          </table:table-cell>
          <table:table-cell office:value-type="string" calcext:value-type="string">
            <text:p>809892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qr_</text:p>
          </table:table-cell>
          <table:table-cell table:formula="of:=[.D93]/[.E93]" office:value-type="float" office:value="0.000000405621965134074" calcext:value-type="float">
            <text:p>0.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81" calcext:value-type="float">
            <text:p>0.81</text:p>
          </table:table-cell>
          <table:table-cell office:value-type="float" office:value="27133.69" calcext:value-type="float">
            <text:p>27133.69</text:p>
          </table:table-cell>
          <table:table-cell office:value-type="float" office:value="227.43" calcext:value-type="float">
            <text:p>227.4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1_</text:p>
          </table:table-cell>
          <table:table-cell table:formula="of:=[.D94]/[.E94]" office:value-type="float" office:value="0.022743" calcext:value-type="float">
            <text:p>0.02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4" calcext:value-type="float">
            <text:p>0.64</text:p>
          </table:table-cell>
          <table:table-cell office:value-type="float" office:value="27312.54" calcext:value-type="float">
            <text:p>27312.54</text:p>
          </table:table-cell>
          <table:table-cell office:value-type="float" office:value="178.85" calcext:value-type="float">
            <text:p>178.85</text:p>
          </table:table-cell>
          <table:table-cell office:value-type="string" calcext:value-type="string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transferpart_</text:p>
          </table:table-cell>
          <table:table-cell table:formula="of:=[.D95]/[.E95]" office:value-type="float" office:value="0.0089425" calcext:value-type="float">
            <text:p>0.009</text:p>
          </table:table-cell>
          <table:table-cell table:number-columns-repeated="3"/>
          <table:table-cell table:formula="of:=720/[.I95]/1024" office:value-type="float" office:value="78.6273413474979" calcext:value-type="float">
            <text:p>78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6" calcext:value-type="float">
            <text:p>0.6</text:p>
          </table:table-cell>
          <table:table-cell office:value-type="float" office:value="27481.53" calcext:value-type="float">
            <text:p>27481.53</text:p>
          </table:table-cell>
          <table:table-cell office:value-type="float" office:value="168.99" calcext:value-type="float">
            <text:p>168.99</text:p>
          </table:table-cell>
          <table:table-cell office:value-type="string" calcext:value-type="string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mpsort_</text:p>
          </table:table-cell>
          <table:table-cell table:formula="of:=[.D96]/[.E96]" office:value-type="float" office:value="0.828382352941177" calcext:value-type="float">
            <text:p>0.8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5" calcext:value-type="float">
            <text:p>0.5</text:p>
          </table:table-cell>
          <table:table-cell office:value-type="float" office:value="27620.61" calcext:value-type="float">
            <text:p>27620.61</text:p>
          </table:table-cell>
          <table:table-cell office:value-type="float" office:value="139.07" calcext:value-type="float">
            <text:p>139.07</text:p>
          </table:table-cell>
          <table:table-cell office:value-type="string" calcext:value-type="string">
            <text:p>4375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ier_</text:p>
          </table:table-cell>
          <table:table-cell table:formula="of:=[.D97]/[.E97]" office:value-type="float" office:value="0.00000317833428681076" calcext:value-type="float">
            <text:p>0.000</text:p>
          </table:table-cell>
          <table:table-cell table:formula="of:=1190/[.I97]/1000000000" office:value-type="float" office:value="0.374409955849573" calcext:value-type="float">
            <text:p>0.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37" calcext:value-type="float">
            <text:p>0.37</text:p>
          </table:table-cell>
          <table:table-cell office:value-type="float" office:value="27723.75" calcext:value-type="float">
            <text:p>27723.75</text:p>
          </table:table-cell>
          <table:table-cell office:value-type="float" office:value="103.14" calcext:value-type="float">
            <text:p>103.14</text:p>
          </table:table-cell>
          <table:table-cell office:value-type="string" calcext:value-type="string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dens2d_</text:p>
          </table:table-cell>
          <table:table-cell table:formula="of:=[.D98]/[.E98]" office:value-type="float" office:value="0.0729420084865629" calcext:value-type="float">
            <text:p>0.0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25" calcext:value-type="float">
            <text:p>0.25</text:p>
          </table:table-cell>
          <table:table-cell office:value-type="float" office:value="27793" calcext:value-type="float">
            <text:p>27793</text:p>
          </table:table-cell>
          <table:table-cell office:value-type="float" office:value="69.25" calcext:value-type="float">
            <text:p>69.25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p2_</text:p>
          </table:table-cell>
          <table:table-cell table:formula="of:=[.D99]/[.E99]" office:value-type="float" office:value="0.006925" calcext:value-type="float">
            <text:p>0.0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8" calcext:value-type="float">
            <text:p>0.18</text:p>
          </table:table-cell>
          <table:table-cell office:value-type="float" office:value="27843.53" calcext:value-type="float">
            <text:p>27843.53</text:p>
          </table:table-cell>
          <table:table-cell office:value-type="float" office:value="50.53" calcext:value-type="float">
            <text:p>50.53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our3d_</text:p>
          </table:table-cell>
          <table:table-cell table:formula="of:=[.D100]/[.E100]" office:value-type="float" office:value="0.0833828382838284" calcext:value-type="float">
            <text:p>0.0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876.09" calcext:value-type="float">
            <text:p>27876.09</text:p>
          </table:table-cell>
          <table:table-cell office:value-type="float" office:value="32.56" calcext:value-type="float">
            <text:p>32.56</text:p>
          </table:table-cell>
          <table:table-cell office:value-type="string" calcext:value-type="string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tput_</text:p>
          </table:table-cell>
          <table:table-cell table:formula="of:=[.D101]/[.E101]" office:value-type="float" office:value="0.322376237623762" calcext:value-type="float">
            <text:p>0.3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12" calcext:value-type="float">
            <text:p>0.12</text:p>
          </table:table-cell>
          <table:table-cell office:value-type="float" office:value="27908.32" calcext:value-type="float">
            <text:p>27908.32</text:p>
          </table:table-cell>
          <table:table-cell office:value-type="float" office:value="32.23" calcext:value-type="float">
            <text:p>32.23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1_</text:p>
          </table:table-cell>
          <table:table-cell table:formula="of:=[.D102]/[.E102]" office:value-type="float" office:value="0.003223" calcext:value-type="float">
            <text:p>0.0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34.5" calcext:value-type="float">
            <text:p>27934.5</text:p>
          </table:table-cell>
          <table:table-cell office:value-type="float" office:value="26.18" calcext:value-type="float">
            <text:p>26.18</text:p>
          </table:table-cell>
          <table:table-cell office:value-type="string" calcext:value-type="string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sende2_</text:p>
          </table:table-cell>
          <table:table-cell table:formula="of:=[.D103]/[.E103]" office:value-type="float" office:value="0.002618" calcext:value-type="float">
            <text:p>0.003</text:p>
          </table:table-cell>
          <table:table-cell table:number-columns-repeated="11"/>
          <table:table-cell>
            <draw:frame table:end-cell-address="Лист1_2.AG148" table:end-x="27.24pt" table:end-y="11.85pt" draw:z-index="2" draw:style-name="gr2" draw:text-style-name="P2" svg:width="785.71pt" svg:height="580.25pt" svg:x="9.58pt" svg:y="7.65pt">
              <loext:p draw:notify-on-update-of-ranges="Лист1_2.A7:Лист1_2.A7 Лист1_2.I7:Лист1_2.I7 Лист1_2.A34:Лист1_2.A34 Лист1_2.I34:Лист1_2.I34 Лист1_2.A61:Лист1_2.A61 Лист1_2.I61:Лист1_2.I61 Лист1_2.A88:Лист1_2.A88 Лист1_2.I88:Лист1_2.I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9" calcext:value-type="float">
            <text:p>0.09</text:p>
          </table:table-cell>
          <table:table-cell office:value-type="float" office:value="27960.05" calcext:value-type="float">
            <text:p>27960.05</text:p>
          </table:table-cell>
          <table:table-cell office:value-type="float" office:value="25.55" calcext:value-type="float">
            <text:p>25.55</text:p>
          </table:table-cell>
          <table:table-cell office:value-type="string" calcext:value-type="string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gather_</text:p>
          </table:table-cell>
          <table:table-cell table:formula="of:=[.D104]/[.E104]" office:value-type="float" office:value="0.0421617161716172" calcext:value-type="float">
            <text:p>0.0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5" calcext:value-type="float">
            <text:p>0.05</text:p>
          </table:table-cell>
          <table:table-cell office:value-type="float" office:value="27973.79" calcext:value-type="float">
            <text:p>27973.79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nssort_</text:p>
          </table:table-cell>
          <table:table-cell table:formula="of:=[.D105]/[.E105]" office:value-type="float" office:value="0.068019801980198" calcext:value-type="float">
            <text:p>0.0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3" calcext:value-type="float">
            <text:p>0.03</text:p>
          </table:table-cell>
          <table:table-cell office:value-type="float" office:value="27982.85" calcext:value-type="float">
            <text:p>27982.85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sin,L</text:p>
          </table:table-cell>
          <table:table-cell table:number-columns-repeated="3"/>
          <table:table-cell table:formula="of:=[.D106]/[.E106]" office:value-type="string" office:string-value="" calcext:value-type="error">
            <text:p>#VALUE!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Кластер НГУ</text:p>
          </table:table-cell>
          <table:table-cell office:value-type="float" office:value="0.02" calcext:value-type="float">
            <text:p>0.02</text:p>
          </table:table-cell>
          <table:table-cell office:value-type="float" office:value="27988.96" calcext:value-type="float">
            <text:p>27988.96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tmaxharm_</text:p>
          </table:table-cell>
          <table:table-cell table:formula="of:=[.D107]/[.E107]" office:value-type="float" office:value="0.0201650165016502" calcext:value-type="float">
            <text:p>0.020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08]/[.E10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09]/[.E109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/>
          <table:table-cell>
            <draw:frame table:end-cell-address="Лист1_2.F125" table:end-x="42.01pt" table:end-y="12.53pt" draw:z-index="0" draw:style-name="gr2" draw:text-style-name="P2" svg:width="290.81pt" svg:height="198.65pt" svg:x="9.5pt" svg:y="5.92pt">
              <loext:p draw:notify-on-update-of-ranges="Лист1_2.A13:Лист1_2.A13 Лист1_2.I13:Лист1_2.I13 Лист1_2.A39:Лист1_2.A39 Лист1_2.I39:Лист1_2.I39 Лист1_2.A65:Лист1_2.A65 Лист1_2.I65:Лист1_2.I65 Лист1_2.A95:Лист1_2.A95 Лист1_2.I95:Лист1_2.I95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formula="of:=[.D110]/[.E110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1]/[.E111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2]/[.E112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3]/[.E113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4]/[.E114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5]/[.E115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6]/[.E116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7]/[.E117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>
          <table:table-cell table:number-columns-repeated="8"/>
          <table:table-cell table:formula="of:=[.D118]/[.E118]" office:value-type="string" office:string-value="" calcext:value-type="error">
            <text:p>#DIV/0!</text:p>
          </table:table-cell>
          <table:table-cell table:number-columns-repeated="16"/>
        </table:table-row>
        <table:table-row table:style-name="ro1" table:number-rows-repeated="6541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Лист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 style:data-style-name="N2" text:time-value="08:37:05.5790544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09:08:33</meta:creation-date>
    <dc:date>2018-11-01T08:57:40.068924078</dc:date>
    <meta:editing-duration>PT12H29M46S</meta:editing-duration>
    <meta:editing-cycles>22</meta:editing-cycles>
    <meta:generator>LibreOffice/5.1.6.2$Linux_X86_64 LibreOffice_project/10m0$Build-2</meta:generator>
    <meta:document-statistic meta:table-count="4" meta:cell-count="873" meta:object-count="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7.8931427001953pt" style:font-size-asian="37.8931427001953pt" style:font-size-complex="37.8931427001953pt"/>
    </style:style>
    <style:style style:name="ch3" style:family="chart">
      <style:graphic-properties draw:stroke="none" svg:stroke-color="#b3b3b3" draw:fill="none" draw:fill-color="#e6e6e6"/>
      <style:text-properties fo:font-size="23.3188571929932pt" style:font-size-asian="23.3188571929932pt" style:font-size-complex="23.3188571929932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5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26.233715057373pt" style:font-size-asian="26.233715057373pt" style:font-size-complex="26.233715057373pt"/>
    </style:style>
    <style:style style:name="ch8" style:family="chart">
      <style:graphic-properties svg:stroke-color="#b3b3b3"/>
    </style:style>
    <style:style style:name="ch9" style:family="chart" style:data-style-name="N125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5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5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5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2cm" svg:height="20.473cm" xlink:href=".." xlink:type="simple" chart:class="chart:bar" chart:style-name="ch1">
        <chart:title svg:x="7.492cm" svg:y="0.413cm" chart:style-name="ch2">
          <text:p>Движение частиц</text:p>
        </chart:title>
        <chart:legend chart:legend-position="end" svg:x="19.777cm" svg:y="6.836cm" style:legend-expansion="high" chart:style-name="ch3"/>
        <chart:plot-area chart:style-name="ch4" table:cell-range-address="Лист1_2.A7:Лист1_2.A7 Лист1_2.I7:Лист1_2.I7 Лист1_2.A34:Лист1_2.A34 Лист1_2.I34:Лист1_2.I34 Лист1_2.A61:Лист1_2.A61 Лист1_2.I61:Лист1_2.I61 Лист1_2.A88:Лист1_2.A88 Лист1_2.I88:Лист1_2.I88" chart:data-source-has-labels="column" svg:x="0.41cm" svg:y="2.292cm" svg:width="18.813cm" svg:height="17.36cm">
          <chartooo:coordinate-region svg:x="1.338cm" svg:y="2.581cm" svg:width="17.885cm" svg:height="16.783cm"/>
          <chart:axis chart:dimension="x" chart:name="primary-x" chart:style-name="ch5"/>
          <chart:axis chart:dimension="y" chart:name="primary-y" chart:style-name="ch6">
            <chart:title svg:x="0.556cm" svg:y="13.288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7:Лист1_2.I7" chart:label-cell-address="Лист1_2.A7:Лист1_2.A7" chart:class="chart:bar">
            <chart:data-point/>
          </chart:series>
          <chart:series chart:style-name="ch10" chart:values-cell-range-address="Лист1_2.I34:Лист1_2.I34" chart:label-cell-address="Лист1_2.A34:Лист1_2.A34" chart:class="chart:bar">
            <chart:data-point/>
          </chart:series>
          <chart:series chart:style-name="ch11" chart:values-cell-range-address="Лист1_2.I61:Лист1_2.I61" chart:label-cell-address="Лист1_2.A61:Лист1_2.A61" chart:class="chart:bar">
            <chart:data-point/>
          </chart:series>
          <chart:series chart:style-name="ch12" chart:values-cell-range-address="Лист1_2.I88:Лист1_2.I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88207083333333">
                <text:p>1.88207083333333</text:p>
                <draw:g>
                  <svg:desc>Лист1_2.I7:Лист1_2.I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0.878058603157613">
                <text:p>0.878058603157613</text:p>
                <draw:g>
                  <svg:desc>Лист1_2.I34:Лист1_2.I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0.4228146875">
                <text:p>0.4228146875</text:p>
                <draw:g>
                  <svg:desc>Лист1_2.I61:Лист1_2.I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1.196269">
                <text:p>1.196269</text:p>
                <draw:g>
                  <svg:desc>Лист1_2.I88:Лист1_2.I8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10" style:family="chart" style:data-style-name="N12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1" style:family="chart" style:data-style-name="N12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2" style:family="chart" style:data-style-name="N12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26cm" svg:height="7.009cm" xlink:href=".." xlink:type="simple" chart:class="chart:bar" chart:style-name="ch1">
        <chart:title svg:x="2.666cm" svg:y="0.141cm" chart:style-name="ch2">
          <text:p>Пересылка частиц</text:p>
        </chart:title>
        <chart:legend svg:x="7.354cm" svg:y="2.027cm" style:legend-expansion="custom" chartooo:width="2.903cm" chartooo:height="1.72cm" style:legend-expansion-aspect-ratio="1.68779069767442" chart:style-name="ch3"/>
        <chart:plot-area chart:style-name="ch4" table:cell-range-address="Лист1_2.A13:Лист1_2.A13 Лист1_2.I13:Лист1_2.I13 Лист1_2.A39:Лист1_2.A39 Лист1_2.I39:Лист1_2.I39 Лист1_2.A65:Лист1_2.A65 Лист1_2.I65:Лист1_2.I65 Лист1_2.A95:Лист1_2.A95 Лист1_2.I95:Лист1_2.I95" chart:data-source-has-labels="column" svg:x="0.394cm" svg:y="0.783cm" svg:width="6.72cm" svg:height="5.942cm">
          <chartooo:coordinate-region svg:x="1.255cm" svg:y="0.937cm" svg:width="5.859cm" svg:height="5.635cm"/>
          <chart:axis chart:dimension="x" chart:name="primary-x" chart:style-name="ch5"/>
          <chart:axis chart:dimension="y" chart:name="primary-y" chart:style-name="ch6">
            <chart:title svg:x="0.213cm" svg:y="4.544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3:Лист1_2.I13" chart:label-cell-address="Лист1_2.A13:Лист1_2.A13" chart:class="chart:bar">
            <chart:data-point/>
          </chart:series>
          <chart:series chart:style-name="ch10" chart:values-cell-range-address="Лист1_2.I39:Лист1_2.I39" chart:label-cell-address="Лист1_2.A39:Лист1_2.A39" chart:class="chart:bar">
            <chart:data-point/>
          </chart:series>
          <chart:series chart:style-name="ch11" chart:values-cell-range-address="Лист1_2.I65:Лист1_2.I65" chart:label-cell-address="Лист1_2.A65:Лист1_2.A65" chart:class="chart:bar">
            <chart:data-point/>
          </chart:series>
          <chart:series chart:style-name="ch12" chart:values-cell-range-address="Лист1_2.I95:Лист1_2.I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0.00654166666666667">
                <text:p>0.00654166666666667</text:p>
                <draw:g>
                  <svg:desc>Лист1_2.I13:Лист1_2.I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0.0107667090386031">
                <text:p>0.0107667090386031</text:p>
                <draw:g>
                  <svg:desc>Лист1_2.I39:Лист1_2.I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0.0052975">
                <text:p>0.0052975</text:p>
                <draw:g>
                  <svg:desc>Лист1_2.I65:Лист1_2.I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0.0089425">
                <text:p>0.0089425</text:p>
                <draw:g>
                  <svg:desc>Лист1_2.I95:Лист1_2.I9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8.3047142028809pt" style:font-size-asian="28.3047142028809pt" style:font-size-complex="28.3047142028809pt"/>
    </style:style>
    <style:style style:name="ch3" style:family="chart">
      <style:graphic-properties draw:stroke="none" svg:stroke-color="#b3b3b3" draw:fill="none" draw:fill-color="#e6e6e6"/>
      <style:text-properties fo:font-size="17.418285369873pt" style:font-size-asian="17.418285369873pt" style:font-size-complex="17.418285369873pt"/>
    </style:style>
    <style:style style:name="ch4" style:family="chart">
      <style:chart-properties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126">
      <style:chart-properties chart:display-label="true" chart:logarithmic="false" chart:reverse-direction="false" text:line-break="false" loext:try-staggering-first="true" chart:link-data-style-to-source="false" chart:axis-position="start"/>
      <style:graphic-properties svg:stroke-color="#b3b3b3"/>
      <style:text-properties fo:font-size="14pt" style:font-size-asian="8pt" style:font-size-complex="8pt"/>
    </style:style>
    <style:style style:name="ch7" style:family="chart">
      <style:chart-properties style:rotation-angle="90"/>
      <style:text-properties fo:font-size="19.5955715179443pt" style:font-size-asian="19.5955715179443pt" style:font-size-complex="19.5955715179443pt"/>
    </style:style>
    <style:style style:name="ch8" style:family="chart">
      <style:graphic-properties svg:stroke-color="#b3b3b3"/>
    </style:style>
    <style:style style:name="ch9" style:family="chart" style:data-style-name="N126">
      <style:chart-properties chart:link-data-style-to-source="true"/>
      <style:graphic-properties draw:fill="hatch" draw:fill-color="#004586" draw:fill-hatch-name="Black_20_-45_20_Degrees"/>
      <style:text-properties fo:font-size="6pt" style:font-size-asian="6pt" style:font-size-complex="6pt"/>
    </style:style>
    <style:style style:name="ch10" style:family="chart" style:data-style-name="N126">
      <style:chart-properties chart:link-data-style-to-source="true"/>
      <style:graphic-properties draw:fill-color="#000000"/>
      <style:text-properties fo:font-size="6pt" style:font-size-asian="6pt" style:font-size-complex="6pt"/>
    </style:style>
    <style:style style:name="ch11" style:family="chart" style:data-style-name="N126">
      <style:chart-properties chart:link-data-style-to-source="true"/>
      <style:graphic-properties svg:stroke-width="0.102cm" draw:fill-color="#ffffff"/>
      <style:text-properties fo:font-size="6pt" style:font-size-asian="6pt" style:font-size-complex="6pt"/>
    </style:style>
    <style:style style:name="ch12" style:family="chart" style:data-style-name="N126">
      <style:chart-properties chart:link-data-style-to-source="true"/>
      <style:graphic-properties draw:fill="hatch" draw:fill-color="#579d1c" draw:fill-hatch-name="Black_20_45_20_Degrees_20_Wid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37cm" svg:height="15.295cm" xlink:href=".." xlink:type="simple" chart:class="chart:bar" chart:style-name="ch1">
        <chart:title svg:x="2.917cm" svg:y="0.309cm" chart:style-name="ch2">
          <text:p>Преобразование Фурье(1D)</text:p>
        </chart:title>
        <chart:legend chart:legend-position="end" svg:x="14.722cm" svg:y="5.106cm" style:legend-expansion="high" chart:style-name="ch3"/>
        <chart:plot-area chart:style-name="ch4" table:cell-range-address="Лист1_2.A17:Лист1_2.A17 Лист1_2.I17:Лист1_2.I17 Лист1_2.A50:Лист1_2.A50 Лист1_2.I50:Лист1_2.I50 Лист1_2.A77:Лист1_2.A77 Лист1_2.I77:Лист1_2.I77 Лист1_2.A97:Лист1_2.A97 Лист1_2.I97:Лист1_2.I97" chart:data-source-has-labels="column" svg:x="0.305cm" svg:y="1.711cm" svg:width="14.007cm" svg:height="12.968cm">
          <chartooo:coordinate-region svg:x="1.741cm" svg:y="2cm" svg:width="12.571cm" svg:height="12.391cm"/>
          <chart:axis chart:dimension="x" chart:name="primary-x" chart:style-name="ch5"/>
          <chart:axis chart:dimension="y" chart:name="primary-y" chart:style-name="ch6">
            <chart:title svg:x="0.416cm" svg:y="9.929cm" chart:style-name="ch7">
              <text:p>время, сек</text:p>
            </chart:title>
            <chart:grid chart:style-name="ch8" chart:class="major"/>
          </chart:axis>
          <chart:series chart:style-name="ch9" chart:values-cell-range-address="Лист1_2.I17:Лист1_2.I17" chart:label-cell-address="Лист1_2.A17:Лист1_2.A17" chart:class="chart:bar">
            <chart:data-point/>
          </chart:series>
          <chart:series chart:style-name="ch10" chart:values-cell-range-address="Лист1_2.I50:Лист1_2.I50" chart:label-cell-address="Лист1_2.A50:Лист1_2.A50" chart:class="chart:bar">
            <chart:data-point/>
          </chart:series>
          <chart:series chart:style-name="ch11" chart:values-cell-range-address="Лист1_2.I77:Лист1_2.I77" chart:label-cell-address="Лист1_2.A77:Лист1_2.A77" chart:class="chart:bar">
            <chart:data-point/>
          </chart:series>
          <chart:series chart:style-name="ch12" chart:values-cell-range-address="Лист1_2.I97:Лист1_2.I97" chart:label-cell-address="Лист1_2.A97:Лист1_2.A9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00000333545694606024">
                <text:p>0.00000333545694606024</text:p>
                <draw:g>
                  <svg:desc>Лист1_2.I17:Лист1_2.I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00000282338442638645">
                <text:p>0.00000282338442638645</text:p>
                <draw:g>
                  <svg:desc>Лист1_2.I50:Лист1_2.I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00000161354031688896">
                <text:p>0.00000161354031688896</text:p>
                <draw:g>
                  <svg:desc>Лист1_2.I77:Лист1_2.I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00000317833428681076">
                <text:p>0.00000317833428681076</text:p>
                <draw:g>
                  <svg:desc>Лист1_2.I97:Лист1_2.I97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4.453cm" svg:y="0.424cm" chart:style-name="ch2">
          <text:p>Пропускная способность памяти</text:p>
        </chart:title>
        <chart:legend chart:legend-position="end" svg:x="19.974cm" svg:y="5.823cm" style:legend-expansion="high" chart:style-name="ch3"/>
        <chart:plot-area chart:style-name="ch4" table:cell-range-address="Лист1_2.A7:Лист1_2.A7 Лист1_2.P7:Лист1_2.P7 Лист1_2.A34:Лист1_2.A34 Лист1_2.P34:Лист1_2.P34 Лист1_2.A61:Лист1_2.A61 Лист1_2.P61:Лист1_2.P61 Лист1_2.A88:Лист1_2.A88 Лист1_2.P88:Лист1_2.P88" chart:data-source-has-labels="column" svg:x="2.028cm" svg:y="2.39cm" svg:width="17.462cm" svg:height="11.775cm">
          <chartooo:coordinate-region svg:x="2.821cm" svg:y="2.679cm" svg:width="16.669cm" svg:height="11.198cm"/>
          <chart:axis chart:dimension="x" chart:name="primary-x" chart:style-name="ch5"/>
          <chart:axis chart:dimension="y" chart:name="primary-y" chart:style-name="ch6">
            <chart:title svg:x="0.451cm" svg:y="9.475cm" chart:style-name="ch7">
              <text:p>GB/sec</text:p>
            </chart:title>
            <chart:grid chart:style-name="ch8" chart:class="major"/>
          </chart:axis>
          <chart:series chart:style-name="ch9" chart:values-cell-range-address="Лист1_2.P7:Лист1_2.P7" chart:label-cell-address="Лист1_2.A7:Лист1_2.A7" chart:class="chart:bar">
            <chart:data-point/>
          </chart:series>
          <chart:series chart:style-name="ch10" chart:values-cell-range-address="Лист1_2.P34:Лист1_2.P34" chart:label-cell-address="Лист1_2.A34:Лист1_2.A34" chart:class="chart:bar">
            <chart:data-point/>
          </chart:series>
          <chart:series chart:style-name="ch11" chart:values-cell-range-address="Лист1_2.P61:Лист1_2.P61" chart:label-cell-address="Лист1_2.A61:Лист1_2.A61" chart:class="chart:bar">
            <chart:data-point/>
          </chart:series>
          <chart:series chart:style-name="ch12" chart:values-cell-range-address="Лист1_2.P88:Лист1_2.P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53022933515166">
                <text:p>1.53022933515166</text:p>
                <draw:g>
                  <svg:desc>Лист1_2.P7:Лист1_2.P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6.55992661456341">
                <text:p>6.55992661456341</text:p>
                <draw:g>
                  <svg:desc>Лист1_2.P34:Лист1_2.P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3.6229893858642">
                <text:p>13.6229893858642</text:p>
                <draw:g>
                  <svg:desc>Лист1_2.P61:Лист1_2.P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4.81497054592236">
                <text:p>4.81497054592236</text:p>
                <draw:g>
                  <svg:desc>Лист1_2.P88:Лист1_2.P88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5cm" svg:height="15.979cm" xlink:href=".." xlink:type="simple" chart:class="chart:bar" chart:style-name="ch1">
        <chart:title svg:x="4.746cm" svg:y="0.454cm" chart:style-name="ch2">
          <text:p>Преобразование Фурье (1D)</text:p>
        </chart:title>
        <chart:legend chart:legend-position="end" svg:x="17.268cm" svg:y="6.247cm" style:legend-expansion="high" chart:style-name="ch3"/>
        <chart:plot-area chart:style-name="ch4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1.997cm" svg:y="2.45cm" svg:width="14.818cm" svg:height="13.21cm">
          <chartooo:coordinate-region svg:x="2.756cm" svg:y="2.637cm" svg:width="14.059cm" svg:height="12.836cm"/>
          <chart:axis chart:dimension="x" chart:name="primary-x" chart:style-name="ch5"/>
          <chart:axis chart:dimension="y" chart:name="primary-y" chart:style-name="ch6">
            <chart:title svg:x="0.451cm" svg:y="11.879cm" chart:style-name="ch7">
              <text:p>скорость (GFlops)</text:p>
            </chart:title>
            <chart:grid chart:style-name="ch8" chart:class="major"/>
          </chart:axis>
          <chart:series chart:style-name="ch9" chart:values-cell-range-address="Лист1_2.J17:Лист1_2.J17" chart:label-cell-address="Лист1_2.A17:Лист1_2.A17" chart:class="chart:bar">
            <chart:data-point/>
          </chart:series>
          <chart:series chart:style-name="ch10" chart:values-cell-range-address="Лист1_2.J50:Лист1_2.J50" chart:label-cell-address="Лист1_2.A50:Лист1_2.A50" chart:class="chart:bar">
            <chart:data-point/>
          </chart:series>
          <chart:series chart:style-name="ch11" chart:values-cell-range-address="Лист1_2.J77:Лист1_2.J77" chart:label-cell-address="Лист1_2.A77:Лист1_2.A77" chart:class="chart:bar">
            <chart:data-point/>
          </chart:series>
          <chart:series chart:style-name="ch12" chart:values-cell-range-address="Лист1_2.J97:Лист1_2.J97" chart:label-cell-address="Лист1_2.A97:Лист1_2.A97" chart:class="chart:bar"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3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="hatch" draw:fill-color="#004586" draw:fill-hatch-name="Black_20_-45_20_Degrees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51cm" draw:fill-color="#ffff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hatch" draw:fill-color="#579d1c" draw:fill-hatch-name="Black_20_45_20_Degrees_20_Wid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603cm" svg:height="14.18cm" xlink:href=".." xlink:type="simple" chart:class="chart:bar" chart:style-name="ch1">
        <chart:title svg:x="1.563cm" svg:y="0.418cm" chart:style-name="ch2">
          <text:p>Межпроцессорные пересылки</text:p>
        </chart:title>
        <chart:legend chart:legend-position="end" svg:x="16.186cm" svg:y="5.348cm" style:legend-expansion="high" chart:style-name="ch3"/>
        <chart:plot-area chart:style-name="ch4" table:cell-range-address="Лист1_2.A13:Лист1_2.A13 Лист1_2.M13:Лист1_2.M13 Лист1_2.A39:Лист1_2.A39 Лист1_2.M39:Лист1_2.M39 Лист1_2.A65:Лист1_2.A65 Лист1_2.M65:Лист1_2.M65 Лист1_2.A95:Лист1_2.A95 Лист1_2.M95:Лист1_2.M95" chart:data-source-has-labels="column" svg:x="1.976cm" svg:y="2.886cm" svg:width="13.778cm" svg:height="11.011cm">
          <chartooo:coordinate-region svg:x="3.141cm" svg:y="3.208cm" svg:width="12.613cm" svg:height="10.367cm"/>
          <chart:axis chart:dimension="x" chart:name="primary-x" chart:style-name="ch5"/>
          <chart:axis chart:dimension="y" chart:name="primary-y" chart:style-name="ch6">
            <chart:title svg:x="0.451cm" svg:y="9.538cm" chart:style-name="ch7">
              <text:p>ГБ/сек.</text:p>
            </chart:title>
            <chart:grid chart:style-name="ch8" chart:class="major"/>
          </chart:axis>
          <chart:series chart:style-name="ch9" chart:values-cell-range-address="Лист1_2.M13:Лист1_2.M13" chart:label-cell-address="Лист1_2.A13:Лист1_2.A13" chart:class="chart:bar">
            <chart:data-point/>
          </chart:series>
          <chart:series chart:style-name="ch10" chart:values-cell-range-address="Лист1_2.M39:Лист1_2.M39" chart:label-cell-address="Лист1_2.A39:Лист1_2.A39" chart:class="chart:bar">
            <chart:data-point/>
          </chart:series>
          <chart:series chart:style-name="ch11" chart:values-cell-range-address="Лист1_2.M65:Лист1_2.M65" chart:label-cell-address="Лист1_2.A65:Лист1_2.A65" chart:class="chart:bar">
            <chart:data-point/>
          </chart:series>
          <chart:series chart:style-name="ch12" chart:values-cell-range-address="Лист1_2.M95:Лист1_2.M95" chart:label-cell-address="Лист1_2.A95:Лист1_2.A95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3:Лист1_2.A13</svg:desc>
                </draw:g>
              </table:table-cell>
              <table:table-cell office:value-type="float" office:value="107.484076433121">
                <text:p>107.484076433121</text:p>
                <draw:g>
                  <svg:desc>Лист1_2.M13:Лист1_2.M13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9:Лист1_2.A39</svg:desc>
                </draw:g>
              </table:table-cell>
              <table:table-cell office:value-type="float" office:value="65.3054705462">
                <text:p>65.3054705462</text:p>
                <draw:g>
                  <svg:desc>Лист1_2.M39:Лист1_2.M39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5:Лист1_2.A65</svg:desc>
                </draw:g>
              </table:table-cell>
              <table:table-cell office:value-type="float" office:value="132.727701746107">
                <text:p>132.727701746107</text:p>
                <draw:g>
                  <svg:desc>Лист1_2.M65:Лист1_2.M65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5:Лист1_2.A95</svg:desc>
                </draw:g>
              </table:table-cell>
              <table:table-cell office:value-type="float" office:value="78.6273413474979">
                <text:p>78.6273413474979</text:p>
                <draw:g>
                  <svg:desc>Лист1_2.M95:Лист1_2.M95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004586" draw:fill-hatch-name="Black_20_90_20_Degrees" dr3d:edge-rounding="5%"/>
      <style:text-properties fo:font-size="14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-dash="Ultrafine_20_Dashed" draw:fill-color="#ffffff" dr3d:edge-rounding="5%"/>
      <style:text-properties fo:font-size="14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226cm" svg:height="14.451cm" xlink:href=".." xlink:type="simple" chart:class="chart:bar" chart:style-name="ch1">
        <chart:title svg:x="3.833cm" svg:y="0.424cm" chart:style-name="ch2">
          <text:p>Производительность процессорных ядер</text:p>
        </chart:title>
        <chart:legend chart:legend-position="end" svg:x="19.967cm" svg:y="5.821cm" style:legend-expansion="high" chart:style-name="ch3"/>
        <chart:plot-area chart:style-name="ch4" table:cell-range-address="Лист1_2.A7:Лист1_2.A7 Лист1_2.N7:Лист1_2.N7 Лист1_2.A34:Лист1_2.A34 Лист1_2.N34:Лист1_2.N34 Лист1_2.A61:Лист1_2.A61 Лист1_2.N61:Лист1_2.N61 Лист1_2.A88:Лист1_2.A88 Лист1_2.N88:Лист1_2.N88" chart:data-source-has-labels="column" svg:x="1.916cm" svg:y="2.17cm" svg:width="17.567cm" svg:height="11.992cm">
          <chartooo:coordinate-region svg:x="2.573cm" svg:y="2.358cm" svg:width="16.91cm" svg:height="11.617cm"/>
          <chart:axis chart:dimension="x" chart:name="primary-x" chart:style-name="ch5"/>
          <chart:axis chart:dimension="y" chart:name="primary-y" chart:style-name="ch6">
            <chart:title svg:x="0.451cm" svg:y="9.403cm" chart:style-name="ch7">
              <text:p>GFLOPS</text:p>
            </chart:title>
            <chart:grid chart:style-name="ch8" chart:class="major"/>
          </chart:axis>
          <chart:series chart:style-name="ch9" chart:values-cell-range-address="Лист1_2.N7:Лист1_2.N7" chart:label-cell-address="Лист1_2.A7:Лист1_2.A7" chart:class="chart:bar">
            <chart:data-point/>
          </chart:series>
          <chart:series chart:style-name="ch10" chart:values-cell-range-address="Лист1_2.N34:Лист1_2.N34" chart:label-cell-address="Лист1_2.A34:Лист1_2.A34" chart:class="chart:bar">
            <chart:data-point/>
          </chart:series>
          <chart:series chart:style-name="ch11" chart:values-cell-range-address="Лист1_2.N61:Лист1_2.N61" chart:label-cell-address="Лист1_2.A61:Лист1_2.A61" chart:class="chart:bar">
            <chart:data-point/>
          </chart:series>
          <chart:series chart:style-name="ch12" chart:values-cell-range-address="Лист1_2.N88:Лист1_2.N88" chart:label-cell-address="Лист1_2.A88:Лист1_2.A8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7:Лист1_2.A7</svg:desc>
                </draw:g>
              </table:table-cell>
              <table:table-cell office:value-type="float" office:value="1.16892518657419">
                <text:p>1.16892518657419</text:p>
                <draw:g>
                  <svg:desc>Лист1_2.N7:Лист1_2.N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34:Лист1_2.A34</svg:desc>
                </draw:g>
              </table:table-cell>
              <table:table-cell office:value-type="float" office:value="5.0110550527915">
                <text:p>5.0110550527915</text:p>
                <draw:g>
                  <svg:desc>Лист1_2.N34:Лист1_2.N34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61:Лист1_2.A61</svg:desc>
                </draw:g>
              </table:table-cell>
              <table:table-cell office:value-type="float" office:value="10.406450225313">
                <text:p>10.406450225313</text:p>
                <draw:g>
                  <svg:desc>Лист1_2.N61:Лист1_2.N61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88:Лист1_2.A88</svg:desc>
                </draw:g>
              </table:table-cell>
              <table:table-cell office:value-type="float" office:value="3.67810250035736">
                <text:p>3.67810250035736</text:p>
                <draw:g>
                  <svg:desc>Лист1_2.N88:Лист1_2.N8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8pt" style:font-size-asian="13pt" style:font-size-complex="13pt"/>
    </style:style>
    <style:style style:name="ch3" style:family="chart">
      <style:chart-properties chart:auto-position="true" style:rotation-angle="0"/>
      <style:text-properties fo:font-size="22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-21474836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-2147483648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="hatch" draw:fill-color="#004586" draw:fill-hatch-name="Black_20_90_20_Degrees" dr3d:edge-rounding="5%"/>
      <style:text-properties fo:font-size="14pt" style:font-size-asian="10pt" style:font-size-complex="10pt"/>
    </style:style>
    <style:style style:name="ch11" style:family="chart">
      <style:chart-properties chart:solid-type="cuboid"/>
      <style:graphic-properties draw:stroke="solid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-color="#ffffff" dr3d:edge-rounding="5%"/>
      <style:text-properties fo:font-size="14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4pt" style:font-size-asian="10pt" style:font-size-complex="10pt"/>
    </style:style>
    <style:style style:name="ch15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fill="hatch" draw:fill-color="#579d1c" draw:fill-hatch-name="Black_20_45_20_Degrees" dr3d:edge-rounding="5%"/>
      <style:text-properties fo:font-size="14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233cm" svg:height="14.454cm" xlink:href=".." xlink:type="simple" chart:class="chart:bar" chart:style-name="ch1">
        <chart:title svg:x="2.574cm" svg:y="0.424cm" chart:style-name="ch2">
          <text:p>Производительность процессорных ядер</text:p>
        </chart:title>
        <chart:subtitle svg:x="6.828cm" svg:y="2.391cm" chart:style-name="ch3">
          <text:p>Преобразование Фурье (1D)</text:p>
        </chart:subtitle>
        <chart:legend chart:legend-position="end" svg:x="19.974cm" svg:y="5.823cm" style:legend-expansion="high" chart:style-name="ch4"/>
        <chart:plot-area chart:style-name="ch5" table:cell-range-address="Лист1_2.A17:Лист1_2.A17 Лист1_2.J17:Лист1_2.J17 Лист1_2.A50:Лист1_2.A50 Лист1_2.J50:Лист1_2.J50 Лист1_2.A77:Лист1_2.A77 Лист1_2.J77:Лист1_2.J77 Лист1_2.A97:Лист1_2.A97 Лист1_2.J97:Лист1_2.J97" chart:data-source-has-labels="column" svg:x="2.028cm" svg:y="4.027cm" svg:width="17.462cm" svg:height="10.138cm">
          <chartooo:coordinate-region svg:x="2.956cm" svg:y="4.316cm" svg:width="16.534cm" svg:height="9.561cm"/>
          <chart:axis chart:dimension="x" chart:name="primary-x" chart:style-name="ch6"/>
          <chart:axis chart:dimension="y" chart:name="primary-y" chart:style-name="ch7">
            <chart:title svg:x="0.451cm" svg:y="10.548cm" chart:style-name="ch8">
              <text:p>GFLOPS</text:p>
            </chart:title>
            <chart:grid chart:style-name="ch9" chart:class="major"/>
          </chart:axis>
          <chart:series chart:style-name="ch10" chart:values-cell-range-address="Лист1_2.J17:Лист1_2.J17" chart:label-cell-address="Лист1_2.A17:Лист1_2.A17" chart:class="chart:bar">
            <chart:data-point chart:style-name="ch11"/>
          </chart:series>
          <chart:series chart:style-name="ch12" chart:values-cell-range-address="Лист1_2.J50:Лист1_2.J50" chart:label-cell-address="Лист1_2.A50:Лист1_2.A50" chart:class="chart:bar">
            <chart:data-point chart:style-name="ch13"/>
          </chart:series>
          <chart:series chart:style-name="ch14" chart:values-cell-range-address="Лист1_2.J77:Лист1_2.J77" chart:label-cell-address="Лист1_2.A77:Лист1_2.A77" chart:class="chart:bar">
            <chart:data-point/>
          </chart:series>
          <chart:series chart:style-name="ch15" chart:values-cell-range-address="Лист1_2.J97:Лист1_2.J97" chart:label-cell-address="Лист1_2.A97:Лист1_2.A97" chart:class="chart:bar">
            <chart:data-point chart:style-name="ch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КИФ-Cyberia</text:p>
                <draw:g>
                  <svg:desc>Лист1_2.A17:Лист1_2.A17</svg:desc>
                </draw:g>
              </table:table-cell>
              <table:table-cell office:value-type="float" office:value="0.356772705882353">
                <text:p>0.356772705882353</text:p>
                <draw:g>
                  <svg:desc>Лист1_2.J17:Лист1_2.J17</svg:desc>
                </draw:g>
              </table:table-cell>
            </table:table-row>
            <table:table-row>
              <table:table-cell office:value-type="string">
                <text:p>МВС-100К</text:p>
                <draw:g>
                  <svg:desc>Лист1_2.A50:Лист1_2.A50</svg:desc>
                </draw:g>
              </table:table-cell>
              <table:table-cell office:value-type="float" office:value="0.421479975903614">
                <text:p>0.421479975903614</text:p>
                <draw:g>
                  <svg:desc>Лист1_2.J50:Лист1_2.J50</svg:desc>
                </draw:g>
              </table:table-cell>
            </table:table-row>
            <table:table-row>
              <table:table-cell office:value-type="string">
                <text:p>СКИФ-МГУ</text:p>
                <draw:g>
                  <svg:desc>Лист1_2.A77:Лист1_2.A77</svg:desc>
                </draw:g>
              </table:table-cell>
              <table:table-cell office:value-type="float" office:value="0.737508686671319">
                <text:p>0.737508686671319</text:p>
                <draw:g>
                  <svg:desc>Лист1_2.J77:Лист1_2.J77</svg:desc>
                </draw:g>
              </table:table-cell>
            </table:table-row>
            <table:table-row>
              <table:table-cell office:value-type="string">
                <text:p>Кластер НГУ</text:p>
                <draw:g>
                  <svg:desc>Лист1_2.A97:Лист1_2.A97</svg:desc>
                </draw:g>
              </table:table-cell>
              <table:table-cell office:value-type="float" office:value="0.374409955849573">
                <text:p>0.374409955849573</text:p>
                <draw:g>
                  <svg:desc>Лист1_2.J97:Лист1_2.J97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